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Georgia" svg:font-family="Georgia"/>
    <style:font-face style:name="Nachlieli CLM1" svg:font-family="'Nachlieli CLM'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mans exist to make possible the control of Earth by gra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eorgia" svg:font-family="Georgia"/>
    <style:font-face style:name="Nachlieli CLM1" svg:font-family="'Nachlieli CLM'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n" fo:country="US" style:letter-kerning="true" style:font-name-asian="DejaVu Sans" style:font-size-asian="10.5pt" style:language-asian="zxx" style:country-asian="none" style:font-name-complex="Nachlieli CLM" style:font-size-complex="12pt" style:language-complex="he" style:country-complex="IL" fo:hyphenate="false" fo:hyphenation-remain-char-count="9" fo:hyphenation-push-char-count="9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orgia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eorgia"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eorgia"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style:font-size-asian="12pt" style:font-name-complex="Nachlieli CLM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2-18T13:39:28</meta:creation-date>
    <dc:date>2010-02-18T13:41:10</dc:date>
    <meta:editing-cycles>1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1" meta:character-count="62"/>
  </office:meta>
</office:document-meta>
</file>